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90F638AED01E6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6.45cm"/>
    </style:style>
    <style:style style:name="gr5" style:family="graphic" style:parent-style-name="standard">
      <style:graphic-properties draw:stroke="none" svg:stroke-color="#000000" draw:fill="none" draw:fill-color="#ffffff" fo:min-height="3.65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95cm"/>
    </style:style>
    <style:style style:name="gr8" style:family="graphic" style:parent-style-name="standard">
      <style:graphic-properties draw:stroke="none" svg:stroke-color="#000000" draw:fill="none" draw:fill-color="#ffffff"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10.8cm" svg:height="2.6cm" svg:x="1.8cm" svg:y="16.6cm">
          <draw:text-box>
            <text:p>COMPORTAMENTO: </text:p>
            <text:p>INOVADOR</text:p>
          </draw:text-box>
        </draw:frame>
        <draw:frame draw:style-name="gr4" draw:text-style-name="P2" draw:layer="layout" svg:width="7.7cm" svg:height="6.7cm" svg:x="11.5cm" svg:y="14.9cm">
          <draw:text-box>
            <text:p>NECESSIDADE: UTILIZAR INFORMAÇÃO ON LINE PARA AUXILIO NA TOMANDA DE DECISÃO</text:p>
          </draw:text-box>
        </draw:frame>
        <draw:frame draw:style-name="gr5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6" draw:text-style-name="P3" draw:layer="layout" svg:width="4.2cm" svg:height="4.2cm" svg:x="15.5cm" svg:y="23.9cm">
          <draw:image xlink:href="Pictures/100002010000012C0000012C90F638AED01E6810.png" xlink:type="simple" xlink:show="embed" xlink:actuate="onLoad">
            <text:p/>
          </draw:image>
        </draw:frame>
        <draw:frame draw:style-name="gr7" draw:text-style-name="P2" draw:layer="layout" svg:width="6.7cm" svg:height="4.2cm" svg:x="4.4cm" svg:y="3cm">
          <draw:text-box>
            <text:p>DIEGO</text:p>
          </draw:text-box>
        </draw:frame>
        <draw:frame draw:style-name="gr8" draw:text-style-name="P2" draw:layer="layout" svg:width="14.1cm" svg:height="13cm" svg:x="10.9cm" svg:y="2.9cm">
          <draw:text-box>
            <text:p>PERFIL:AGRICUL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20:07.151244245</meta:creation-date>
    <dc:date>2019-09-09T17:40:38.957078622</dc:date>
    <meta:editing-duration>PT8M35S</meta:editing-duration>
    <meta:editing-cycles>1</meta:editing-cycles>
    <meta:document-statistic meta:object-count="9"/>
    <meta:generator>LibreOffice/6.0.7.3$Linux_X86_64 LibreOffice_project/00m0$Build-3</meta:generator>
  </office:meta>
</office:document-meta>
</file>